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4017" officeooo:paragraph-rsid="001c4017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c4017" officeooo:paragraph-rsid="001e89bc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text-properties officeooo:paragraph-rsid="001c4017"/>
    </style:style>
    <style:style style:name="P6" style:family="paragraph" style:parent-style-name="Standard">
      <style:text-properties officeooo:paragraph-rsid="001d299a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1c4017" officeooo:paragraph-rsid="001c4017"/>
    </style:style>
    <style:style style:name="P9" style:family="paragraph" style:parent-style-name="Table_20_Contents">
      <style:text-properties officeooo:rsid="00251d27" officeooo:paragraph-rsid="00205a95"/>
    </style:style>
    <style:style style:name="P10" style:family="paragraph" style:parent-style-name="Azione_20_attore">
      <style:text-properties officeooo:rsid="001c4017" officeooo:paragraph-rsid="001c4017"/>
    </style:style>
    <style:style style:name="T1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zione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forum e viene riconosciuto come <text:span text:style-name="T1">Utente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56273" text:style-name="Numerazione_20_UC">
              <text:list-item text:start-value="1">
                <text:p text:style-name="P10">L'utente apre una sezione del forum</text:p>
                <text:p text:style-name="P8"/>
              </text:list-item>
              <text:list-item>
                <text:p text:style-name="P8">Il sistema genera la pagina richiesta (include Visualizza Lista Argomenti)</text:p>
                <text:p text:style-name="P10"/>
              </text:list-item>
              <text:list-item>
                <text:p text:style-name="P10">L'utente seleziona un argomento </text:p>
                <text:p text:style-name="P8"/>
              </text:list-item>
              <text:list-item>
                <text:p text:style-name="P8">Il sistema genera la pagina dell'argo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legge correttamente l'argomento richiesto</text:p>
            <text:p text:style-name="P2">L'utente non legge l'argomento poiché non esis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L'operazione non dovrà richidere piu' di 5 secondi</text:p>
          </table:table-cell>
        </table:table-row>
      </table:table>
      <text:p text:style-name="P7"/>
      <text:p text:style-name="P3">Visualizzazione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21:50.13</meta:creation-date>
    <meta:editing-duration>P0D</meta:editing-duration>
    <meta:editing-cycles>5</meta:editing-cycles>
    <meta:generator>LibreOffice/3.6$Windows_x86 LibreOffice_project/da8c1e6-fd468f4-454e206-f42a4a9-143cfd</meta:generator>
    <dc:date>2012-10-22T21:21:48.08</dc:date>
    <meta:document-statistic meta:table-count="1" meta:image-count="0" meta:object-count="0" meta:page-count="1" meta:paragraph-count="20" meta:word-count="104" meta:character-count="734" meta:non-whitespace-character-count="653"/>
  </office:meta>
</office:document-meta>
</file>